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" svg:font-family="Courier"/>
    <style:font-face style:name="Lohit Devanagari1" svg:font-family="'Lohit Devanagari'"/>
    <style:font-face style:name="Times" svg:font-family="Time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665in" loext:contextual-spacing="false" fo:line-height="139%" style:writing-mode="lr-tb"/>
      <style:text-properties fo:font-weight="normal"/>
    </style:style>
    <style:style style:name="P2" style:family="paragraph" style:parent-style-name="Text_20_body">
      <style:paragraph-properties fo:margin-top="0in" fo:margin-bottom="0.1665in" loext:contextual-spacing="false" fo:line-height="139%" fo:text-align="justify" style:justify-single-word="false" style:writing-mode="lr-tb"/>
      <style:text-properties fo:font-weight="normal"/>
    </style:style>
    <style:style style:name="P3" style:family="paragraph" style:parent-style-name="Text_20_body">
      <style:paragraph-properties fo:margin-top="0in" fo:margin-bottom="0.1665in" loext:contextual-spacing="false" fo:line-height="139%" style:writing-mode="lr-tb"/>
    </style:style>
    <style:style style:name="P4" style:family="paragraph" style:parent-style-name="Text_20_body">
      <style:paragraph-properties fo:margin-top="0in" fo:margin-bottom="0in" loext:contextual-spacing="false" fo:line-height="139%" style:writing-mode="lr-tb"/>
      <style:text-properties fo:font-variant="normal" fo:text-transform="none" fo:color="#000000" style:text-line-through-style="none" style:text-line-through-type="none" style:font-name="Courier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9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20%" style:writing-mode="lr-tb"/>
      <style:text-properties fo:font-weight="normal"/>
    </style:style>
    <style:style style:name="P7" style:family="paragraph" style:parent-style-name="Text_20_body">
      <style:paragraph-properties fo:margin-top="0in" fo:margin-bottom="0in" loext:contextual-spacing="false" fo:line-height="120%" fo:text-align="justify" style:justify-single-word="false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" fo:font-size="12pt" fo:font-style="italic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4fefb1f2-7fff-808f-9acf-ff6d86399755"/><text:span text:style-name="T2">1.</text:span><text:span text:style-name="T3"> </text:span><text:span text:style-name="T1">Write a Javascript program to check if a value exists in an array.</text:span></text:p>
      <text:p text:style-name="P1"><text:span text:style-name="T4">Sample Output</text:span><text:span text:style-name="T6">: </text:span></text:p>
      <text:p text:style-name="P4">Original array:</text:p>
      <text:p text:style-name="P4">["Red", "Green", "Blue", "White"]</text:p>
      <text:p text:style-name="P4">Check if 'Green' in color array!</text:p>
      <text:p text:style-name="P4">true</text:p>
      <text:p text:style-name="P4">Check if 'Pink' in color array!</text:p>
      <text:p text:style-name="P4">false</text:p>
      <text:p text:style-name="Text_20_body"/>
      <text:p text:style-name="P2"><text:span text:style-name="T2">2.</text:span><text:span text:style-name="T3"> </text:span><text:span text:style-name="T1">Write a Javascript program to check whether 7 appears as either the first or last element in a given array. The array length must be 1 or more.</text:span><text:span text:style-name="T3"> </text:span></text:p>
      <text:p text:style-name="P1"><text:span text:style-name="T4">Sample Output</text:span><text:span text:style-name="T6">: </text:span></text:p>
      <text:p text:style-name="P4">true</text:p>
      <text:p text:style-name="P4">true</text:p>
      <text:p text:style-name="P4">false</text:p>
      <text:p text:style-name="Text_20_body"/>
      <text:p text:style-name="P1"><text:span text:style-name="T2">3.</text:span><text:span text:style-name="T3"> </text:span><text:span text:style-name="T1">Write a Javascript program to pick a number of random elements from a given array.</text:span></text:p>
      <text:p text:style-name="P1"><text:span text:style-name="T4">Sample Output</text:span><text:span text:style-name="T6">: </text:span></text:p>
      <text:p text:style-name="P4">Original array:</text:p>
      <text:p text:style-name="P4">[12, 34, 23, 56]</text:p>
      <text:p text:style-name="P4">2 random elements from the array.</text:p>
      <text:p text:style-name="P4">[34, 12]</text:p>
      <text:p text:style-name="P4">3 random elements from the array.</text:p>
      <text:p text:style-name="P4">[56, 12, 34]</text:p>
      <text:p text:style-name="Text_20_body"/>
      <text:p text:style-name="P2"><text:span text:style-name="T2">4.</text:span><text:span text:style-name="T3"> </text:span><text:span text:style-name="T1">Write a Javascript program to check whether first and the last element are the same as a given array of integers. The array length must be 1 or more.</text:span></text:p>
      <text:p text:style-name="P1"><text:span text:style-name="T4">Sample Output</text:span><text:span text:style-name="T6">: </text:span></text:p>
      <text:p text:style-name="P4">false</text:p>
      <text:p text:style-name="P4">true</text:p>
      <text:p text:style-name="P4">false</text:p>
      <text:p text:style-name="Text_20_body"/>
      <text:p text:style-name="P2"><text:soft-page-break/><text:span text:style-name="T2">5.</text:span><text:span text:style-name="T3"> </text:span><text:span text:style-name="T1">Write a Javascript program to compute the sum of elements in a given array. </text:span></text:p>
      <text:p text:style-name="P1"><text:span text:style-name="T4">Sample Output</text:span><text:span text:style-name="T6">: </text:span></text:p>
      <text:p text:style-name="P5"> </text:p>
      <text:p text:style-name="P4">Original array:</text:p>
      <text:p text:style-name="P4">[12, 34, 23, 56]</text:p>
      <text:p text:style-name="P4">Sum of the values of the above array:</text:p>
      <text:p text:style-name="P4">125</text:p>
      <text:p text:style-name="P5"> </text:p>
      <text:p text:style-name="P1"><text:span text:style-name="T2">6.</text:span><text:span text:style-name="T3"> </text:span><text:span text:style-name="T1">Write a Javascript program to remove duplicate elements from a given array.  </text:span></text:p>
      <text:p text:style-name="P1"><text:span text:style-name="T4">Sample Output</text:span><text:span text:style-name="T6">: </text:span></text:p>
      <text:p text:style-name="P4">Original array:</text:p>
      <text:p text:style-name="P4">[1, 2, 3, 4, 1, 2, 2, 3, 5, 6]</text:p>
      <text:p text:style-name="P4">Array with unique elements:</text:p>
      <text:p text:style-name="P4">[1, 2, 3, 4, 5, 6]</text:p>
      <text:p text:style-name="Text_20_body"/>
      <text:p text:style-name="P2"><text:span text:style-name="T2">7.</text:span><text:span text:style-name="T3"> </text:span><text:span text:style-name="T1">Write a Javascript program to check two given arrays of integers and test if they have the same first element or they have the same last element. Both arrays length must be 1 or more.  </text:span></text:p>
      <text:p text:style-name="P1"><text:span text:style-name="T4">Sample Output</text:span><text:span text:style-name="T6">: </text:span></text:p>
      <text:p text:style-name="P4">true</text:p>
      <text:p text:style-name="P4">false</text:p>
      <text:p text:style-name="P4">true</text:p>
      <text:p text:style-name="Text_20_body"/>
      <text:p text:style-name="P1"><text:span text:style-name="T2">8.</text:span><text:span text:style-name="T3"> </text:span><text:span text:style-name="T1">Write a Javascript program to remove blank elements from a given array.</text:span></text:p>
      <text:p text:style-name="P3"><text:span text:style-name="T3"> </text:span><text:span text:style-name="T5">Sample Output</text:span><text:span text:style-name="T7">: </text:span></text:p>
      <text:p text:style-name="P4">Original array:</text:p>
      <text:p text:style-name="P4">["Red", "Green", "", "Blue", "White"]</text:p>
      <text:p text:style-name="P4">Remove a blank element from the above array:</text:p>
      <text:p text:style-name="P4">["Red", "Green", "Blue", "White"]</text:p>
      <text:p text:style-name="Text_20_body"/>
      <text:p text:style-name="P1"><text:span text:style-name="T2">9.</text:span><text:span text:style-name="T3"> </text:span><text:span text:style-name="T1">Write a Javascript program to split a delimited string into an array.  </text:span></text:p>
      <text:p text:style-name="P1"><text:span text:style-name="T4">Sample Output</text:span><text:span text:style-name="T6">: </text:span></text:p>
      <text:p text:style-name="P4"><text:soft-page-break/>Original delimited string:</text:p>
      <text:p text:style-name="P4">Red, Green, Blue, White1, 3, 4, 5, 7String to array:</text:p>
      <text:p text:style-name="P4">["Red", " Green", " Blue", " White"]</text:p>
      <text:p text:style-name="P4">[1, 3, 4, 5, 7]</text:p>
      <text:p text:style-name="Text_20_body"/>
      <text:p text:style-name="P1"><text:span text:style-name="T2">10.</text:span><text:span text:style-name="T3"> </text:span><text:span text:style-name="T1">Write a Javascript program to create an array with the elements "rotated left" of a given array of ints length 3. </text:span></text:p>
      <text:p text:style-name="P3"><text:span text:style-name="T3"> </text:span><text:span text:style-name="T5">Sample Output</text:span><text:span text:style-name="T7">: </text:span></text:p>
      <text:p text:style-name="P4">[2, 5, 1]</text:p>
      <text:p text:style-name="P4">[2, 3, 1]</text:p>
      <text:p text:style-name="P4">[2, 4, 1]</text:p>
      <text:p text:style-name="Text_20_body"/>
      <text:p text:style-name="P2"><text:span text:style-name="T2">11.</text:span><text:span text:style-name="T3"> </text:span><text:span text:style-name="T1">Write a Javascript program to create a new array with the elements in reverse order from a given an array of integers length 3. </text:span></text:p>
      <text:p text:style-name="P2"><text:span text:style-name="T2">12.</text:span><text:span text:style-name="T3"> </text:span><text:span text:style-name="T1">Write a Javascript program to find the larger between the first and last elements of a given array of integers and length 3. Replace all the other values to be that value. Return the changed array. </text:span></text:p>
      <text:p text:style-name="P2"><text:span text:style-name="T2">13.</text:span><text:span text:style-name="T3"> </text:span><text:span text:style-name="T1">Write a Javascript program to concatenate an array of arrays into one. </text:span></text:p>
      <text:p text:style-name="P2"><text:span text:style-name="T2">14.</text:span><text:span text:style-name="T3"> </text:span><text:span text:style-name="T1">Write a Javascript program to check if a given array of integers contains 3 twice, or 5 twice. </text:span></text:p>
      <text:p text:style-name="P2"><text:span text:style-name="T2">15.</text:span><text:span text:style-name="T3"> </text:span><text:span text:style-name="T1">Write a Javascript program to find the largest odd value from a given array. </text:span></text:p>
      <text:p text:style-name="P2"><text:span text:style-name="T2">16.</text:span><text:span text:style-name="T3"> </text:span><text:span text:style-name="T1">Write a Javascript program to create a new array using the first three elements of a given array of integers.</text:span></text:p>
      <text:p text:style-name="P2"><text:span text:style-name="T2">17.</text:span><text:span text:style-name="T3"> </text:span><text:span text:style-name="T1">Write a Javascript program to get the number of even integers in a given array.</text:span></text:p>
      <text:p text:style-name="P2"><text:span text:style-name="T2">18.</text:span><text:span text:style-name="T3"> </text:span><text:span text:style-name="T1">Write a Javascript program to find the difference between the largest and smallest values of a given array of integers.</text:span></text:p>
      <text:p text:style-name="P2"><text:span text:style-name="T2">19.</text:span><text:span text:style-name="T3"> </text:span><text:span text:style-name="T1">Write a Javascript program to compute the average values of a given array of except the largest and smallest values. </text:span></text:p>
      <text:p text:style-name="P2"><text:span text:style-name="T2">20.</text:span><text:span text:style-name="T3"> </text:span><text:span text:style-name="T1">Write a Javascript program to compute the sum of the numbers of a given array except for the number 17 and numbers that come immediately after a 17. </text:span></text:p>
      <text:p text:style-name="P2"><text:soft-page-break/><text:span text:style-name="T2">21.</text:span><text:span text:style-name="T3"> </text:span><text:span text:style-name="T1">Write a Javascript program to compute the sum of every third element of a given array of integers.</text:span></text:p>
      <text:p text:style-name="P2"><text:span text:style-name="T2">22.</text:span><text:span text:style-name="T3"> </text:span><text:span text:style-name="T1">Write a Javascript program to check whether every element is a 3 or a 5 in a given array of integers.</text:span></text:p>
      <text:p text:style-name="P2"><text:span text:style-name="T2">23.</text:span><text:span text:style-name="T3"> </text:span><text:span text:style-name="T1">Write a Javascript program to check whether a given value appears everywhere in a given array. A value is "everywhere" in an array if it presents for every pair of adjacent elements in the array.</text:span></text:p>
      <text:p text:style-name="P2"><text:span text:style-name="T2">24.</text:span><text:span text:style-name="T3"> </text:span><text:span text:style-name="T1">Write a Javascript program to check whether a given array contains a 3 next to a 3 or a 5 next to a 5, but not both.</text:span></text:p>
      <text:p text:style-name="P2"><text:span text:style-name="T2">25.</text:span><text:span text:style-name="T3"> </text:span><text:span text:style-name="T1">Write a Javascript program to check whether a given array of integers contains two 6's next to each other, or there are two 6's separated by one element, such as [6, 2, 6]. </text:span></text:p>
      <text:p text:style-name="P2"><text:span text:style-name="T2">26.</text:span><text:span text:style-name="T3"> </text:span><text:span text:style-name="T1">Write a Javascript program to check whether there is a 2 in the array with a 3 somewhere later in a given array of integers.</text:span></text:p>
      <text:p text:style-name="P2"><text:span text:style-name="T2">27.</text:span><text:span text:style-name="T3"> </text:span><text:span text:style-name="T1">Write a Javascript program to convert an array into an index hash. </text:span></text:p>
      <text:p text:style-name="P1"><text:span text:style-name="T4">Sample Output</text:span><text:span text:style-name="T6">: </text:span></text:p>
      <text:p text:style-name="P4">Original array:</text:p>
      <text:p text:style-name="P4">[10, 20, 30, 40]</text:p>
      <text:p text:style-name="P4">Index Hash:</text:p>
      <text:p text:style-name="P4">{10=&gt;nil, 20=&gt;nil, 30=&gt;nil, 40=&gt;nil}</text:p>
      <text:p text:style-name="Text_20_body"/>
      <text:p text:style-name="P1"><text:span text:style-name="T2">28.</text:span><text:span text:style-name="T3"> </text:span><text:span text:style-name="T1">Write a Javascript program to find most occurred item in an given array. </text:span></text:p>
      <text:p text:style-name="P3"><text:span text:style-name="T3"> </text:span><text:span text:style-name="T5">Sample Output</text:span><text:span text:style-name="T7">: </text:span></text:p>
      <text:p text:style-name="P4">Original array:</text:p>
      <text:p text:style-name="P4">[10, 20, 30, 40, 10, 10, 20]</text:p>
      <text:p text:style-name="P4">Frequency of numbers:</text:p>
      <text:p text:style-name="P4">{10=&gt;3, 20=&gt;2, 30=&gt;1, 40=&gt;1}</text:p>
      <text:p text:style-name="Text_20_body"/>
      <text:p text:style-name="P1"><text:span text:style-name="T2">29.</text:span><text:span text:style-name="T3"> </text:span><text:span text:style-name="T1">Write a Javascript program to check whether all items are identical in a given array. </text:span></text:p>
      <text:p text:style-name="P1"><text:span text:style-name="T4">Sample Output</text:span><text:span text:style-name="T6">: </text:span></text:p>
      <text:p text:style-name="P4">Original array:</text:p>
      <text:p text:style-name="P4"><text:soft-page-break/>[10, 20, 30, 40, 10, 10, 20]</text:p>
      <text:p text:style-name="P4">If all items are identical?</text:p>
      <text:p text:style-name="P4">false</text:p>
      <text:p text:style-name="P4">Original array:</text:p>
      <text:p text:style-name="P4">[10, 10, 10]</text:p>
      <text:p text:style-name="P4">If all items are identical?</text:p>
      <text:p text:style-name="P4">true</text:p>
      <text:p text:style-name="Text_20_body"/>
      <text:p text:style-name="P1"><text:span text:style-name="T2">30.</text:span><text:span text:style-name="T3"> </text:span><text:span text:style-name="T1">Write a Javascript program to search items start with specified string of a given array.  </text:span></text:p>
      <text:p text:style-name="P1"><text:span text:style-name="T4">Sample Output</text:span><text:span text:style-name="T6">: </text:span></text:p>
      <text:p text:style-name="P4">Original array:</text:p>
      <text:p text:style-name="P4">["abcde", "abdf", "adeab", "abdgse", "bdefa", "bacdef"]</text:p>
      <text:p text:style-name="P4">Search items start with 'ab':</text:p>
      <text:p text:style-name="P4">["abcde", "abdf", "abdgse"]</text:p>
      <text:p text:style-name="P4">Search items start with 'b':</text:p>
      <text:p text:style-name="P4">["bdefa", "bacdef"]</text:p>
      <text:p text:style-name="Text_20_body"/>
      <text:p text:style-name="P1"><text:span text:style-name="T2">31.</text:span><text:span text:style-name="T3"> </text:span><text:span text:style-name="T1">Write a Javascript program to iterate an array starting from the last element. </text:span></text:p>
      <text:p text:style-name="P1"><text:span text:style-name="T4">Sample Output</text:span><text:span text:style-name="T6">: </text:span></text:p>
      <text:p text:style-name="P4">Original array:</text:p>
      <text:p text:style-name="P4">[10, 20, 30, 40, 10, 10, 20]</text:p>
      <text:p text:style-name="P4">Reverse array:</text:p>
      <text:p text:style-name="P4">20</text:p>
      <text:p text:style-name="P4">10</text:p>
      <text:p text:style-name="P4">10</text:p>
      <text:p text:style-name="P4">40</text:p>
      <text:p text:style-name="P4">30</text:p>
      <text:p text:style-name="P4">20</text:p>
      <text:p text:style-name="P4">10</text:p>
      <text:p text:style-name="Text_20_body"/>
      <text:p text:style-name="P1"><text:span text:style-name="T2">32.</text:span><text:span text:style-name="T3"> </text:span><text:span text:style-name="T1">Write a Javascript program to iterate over the first n elements of an given array. </text:span></text:p>
      <text:p text:style-name="P1"><text:span text:style-name="T4">Sample Output</text:span><text:span text:style-name="T6">: </text:span></text:p>
      <text:p text:style-name="P4">Original array:</text:p>
      <text:p text:style-name="P4">["abcde", "abdf", "adeab", "abdgse", "bdefa", "bacdef"]</text:p>
      <text:p text:style-name="P4"><text:soft-page-break/>First 3 elements:</text:p>
      <text:p text:style-name="P4">["abcde", "abdf", "adeab"]</text:p>
      <text:p text:style-name="Text_20_body"/>
      <text:p text:style-name="P1"><text:span text:style-name="T2">33.</text:span><text:span text:style-name="T3"> </text:span><text:span text:style-name="T1">Write a Javascript program to sort an given array of strings by length. </text:span></text:p>
      <text:p text:style-name="P1"><text:span text:style-name="T4">Sample Output</text:span><text:span text:style-name="T6">: </text:span></text:p>
      <text:p text:style-name="P4">Original array:</text:p>
      <text:p text:style-name="P4">["abcde", "abdf", "adeab", "abdgeee", "bdefa", "abc", "ab", "a", "bacdef"]</text:p>
      <text:p text:style-name="P4">Sorted array of strings by length</text:p>
      <text:p text:style-name="P4">["a", "ab", "abc", "abdf", "abcde", "adeab", "bdefa", "bacdef", "abdgeee"]</text:p>
      <text:p text:style-name="Text_20_body"/>
      <text:p text:style-name="P2"><text:span text:style-name="T2">34.</text:span><text:span text:style-name="T3"> </text:span><text:span text:style-name="T1">Compress the array, and removing all 0 from it and fill in the elements freed on the right side with the values ​​-1</text:span></text:p>
      <text:p text:style-name="P2"><text:span text:style-name="T2">35.</text:span><text:span text:style-name="T3"> </text:span><text:span text:style-name="T1">Convert the array so that the first go all negative elements, and then positive (0 is considered positive)</text:span></text:p>
      <text:p text:style-name="P6"><text:span text:style-name="T2">36.</text:span><text:span text:style-name="T3"> </text:span><text:span text:style-name="T1">Write a program where a need to counts the number of times a number appear in an array.</text:span></text:p>
      <text:p text:style-name="Text_20_body"/>
      <text:p text:style-name="P6"><text:span text:style-name="T2">37. </text:span><text:span text:style-name="T1">In a two-dimensional array of order M and N, swap the specified columns.</text:span></text:p>
      <text:p text:style-name="Text_20_body"/>
      <text:p text:style-name="P7"><text:span text:style-name="T2">38. </text:span><text:span text:style-name="T1">Given the single-mass array with predefined values with a size of 10 items.  Show on the screen array, and find the values that are repeated two and more times.</text:span></text:p>
      <text:p text:style-name="Text_20_body"/>
      <text:p text:style-name="P7"><text:span text:style-name="T2">39. </text:span><text:span text:style-name="T1">Given the single-mass array with predefined values with a size of 10 items. Show on the screen array, and find the value that is the smallest nonpaired number.</text:span></text:p>
      <text:p text:style-name="Text_20_body"/>
      <text:p text:style-name="P7"><text:span text:style-name="T2">40.</text:span><text:span text:style-name="T3"> </text:span><text:span text:style-name="T1">Given the single-mass array. Cyclically shift the array on the K elements, on the right or left side.</text:span></text:p>
      <text:p text:style-name="Text_20_body"><text:span text:style-name="T8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" svg:font-family="Courier"/>
    <style:font-face style:name="Lohit Devanagari1" svg:font-family="'Lohit Devanagari'"/>
    <style:font-face style:name="Times" svg:font-family="Time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1T19:36:29.415250428</dc:date>
    <meta:editing-duration>PT51S</meta:editing-duration>
    <meta:editing-cycles>1</meta:editing-cycles>
    <meta:document-statistic meta:table-count="0" meta:image-count="0" meta:object-count="0" meta:page-count="6" meta:paragraph-count="140" meta:word-count="1151" meta:character-count="6327" meta:non-whitespace-character-count="5261"/>
    <meta:generator>LibreOffice/6.0.7.3$Linux_X86_64 LibreOffice_project/00m0$Build-3</meta:generator>
  </office:meta>
</office:document-meta>
</file>